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9.3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15.886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2cm" fo:min-width="8.76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683cm" fo:min-width="19.82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338cm" fo:min-width="2.99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38cm" fo:min-width="7.147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63cm" svg:height="1.27cm" svg:x="3.579cm" svg:y="15.42cm">
          <text:p text:style-name="P1">Node shift = 1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662cm" svg:y="16.7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962cm" svg:y="16.7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362cm" svg:y="16.7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862cm" svg:y="16.7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385cm" svg:height="1.587cm" svg:x="6.205cm" svg:y="5.052cm">
          <text:p text:style-name="P1">xa_store_order <text:s/>index=4004, order=7, entry=0x1f49</text:p>
          <draw:enhanced-geometry svg:viewBox="0 0 21600 21600" draw:glue-points="10800 0 0 10800 10800 21600 21600 10800 ?f40 ?f41" draw:text-areas="0 0 21600 21600" draw:type="rectangular-callout" draw:modifiers="391.504943244233 43744.0806045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265cm" svg:height="2.222cm" svg:x="14.374cm" svg:y="15.425cm">
          <text:p text:style-name="P1">(xa_index &gt;&gt; node-&gt;shift) &amp; XA_CHUNK_MASK = 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0.32cm" svg:height="5.933cm" svg:x="2.587cm" svg:y="8.402cm">
          <text:p text:style-name="P1"><text:s/>1) xas→xa_index = (index&gt;&gt;order)&lt;&lt;order=(4004&gt;&gt;7)&lt;&lt;7=3968 xa_index should start with multiple of (1&lt;&lt;order in this case 128)</text:p>
          <text:p text:style-name="P1"><text:s text:c="5"/>2) xas→xa_shift = order - (order % XA_CHUNK_SHIFT) = 7 – 7%3 = 6</text:p>
          <text:p text:style-name="P1">xa_shift is the “deep” of the node, which is order – “depth can be contained in leaf node”</text:p>
          <text:p text:style-name="P1">3) xas→xa_sibs = 1U &lt;&lt; (order % XA_CHUNK_SHIFT)) – 1 = 3</text:p>
          <text:p text:style-name="P1">xa_sibs is number of entries in leaf nod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1.477cm" svg:y1="14.472cm" svg:x2="11.477cm" svg:y2="15.425cm">
          <text:p/>
        </draw:line>
        <draw:custom-shape draw:style-name="gr1" draw:text-style-name="P1" draw:layer="layout" svg:width="9.863cm" svg:height="1.27cm" svg:x="3.578cm" svg:y="18.62cm">
          <text:p text:style-name="P1">Node shift = 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661cm" svg:y="19.9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961cm" svg:y="19.9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361cm" svg:y="19.9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861cm" svg:y="19.9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65cm" svg:height="2.222cm" svg:x="14.373cm" svg:y="18.625cm">
          <text:p text:style-name="P1">(xa_index &gt;&gt; node-&gt;shift) &amp; XA_CHUNK_MASK = 7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4.81cm" svg:y1="17.827cm" svg:x2="7.35cm" svg:y2="18.462cm">
          <text:p/>
        </draw:line>
        <draw:custom-shape draw:style-name="gr1" draw:text-style-name="P1" draw:layer="layout" svg:width="9.863cm" svg:height="1.27cm" svg:x="3.577cm" svg:y="21.72cm">
          <text:p text:style-name="P1">Node shift = 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66cm" svg:y="23.0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96cm" svg:y="23.00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36cm" svg:y="23.007cm">
          <text:p text:style-name="P1">Entry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86cm" svg:y="23.0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65cm" svg:height="2.222cm" svg:x="14.372cm" svg:y="21.725cm">
          <text:p text:style-name="P1">(xa_index &gt;&gt; node-&gt;shift) &amp; XA_CHUNK_MASK = 6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1.795cm" svg:y1="21.002cm" svg:x2="11.795cm" svg:y2="21.637cm">
          <text:p/>
        </draw:line>
        <draw:custom-shape draw:style-name="gr9" draw:text-style-name="P3" draw:layer="layout" svg:width="3.492cm" svg:height="1.588cm" svg:x="8.42cm" svg:y="25.165cm">
          <text:p text:style-name="P3">0x1f49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7.647cm" svg:height="1.588cm" svg:x="12.72cm" svg:y="25.165cm">
          <text:p text:style-name="P3">xa_mk_sibling(6) = 0x1a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9.572cm" svg:y1="23.86cm" svg:x2="10.207cm" svg:y2="25.13cm">
          <text:p/>
        </draw:line>
        <draw:line draw:style-name="gr12" draw:text-style-name="P2" draw:layer="layout" svg:x1="12.747cm" svg:y1="23.96cm" svg:x2="15.605cm" svg:y2="25.2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3-20T10:44:17.364112737</dc:date>
    <meta:editing-duration>PT1H4M14S</meta:editing-duration>
    <meta:editing-cycles>19</meta:editing-cycles>
    <meta:generator>LibreOffice/7.3.7.2$Linux_X86_64 LibreOffice_project/30$Build-2</meta:generator>
    <meta:document-statistic meta:object-count="27"/>
  </office:meta>
</office:document-meta>
</file>